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2a50b"/>
    </style:style>
    <style:style style:name="P2" style:family="paragraph" style:parent-style-name="Standard">
      <style:text-properties officeooo:paragraph-rsid="000c590f"/>
    </style:style>
    <style:style style:name="T1" style:family="text">
      <style:text-properties officeooo:rsid="0002a50b"/>
    </style:style>
    <style:style style:name="T2" style:family="text">
      <style:text-properties officeooo:rsid="00048d0d"/>
    </style:style>
    <style:style style:name="T3" style:family="text">
      <style:text-properties officeooo:rsid="00063c04"/>
    </style:style>
    <style:style style:name="T4" style:family="text">
      <style:text-properties officeooo:rsid="000c590f"/>
    </style:style>
    <style:style style:name="T5" style:family="text">
      <style:text-properties officeooo:rsid="000c989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CESO DE UNIÓN A LA PARTIDA</text:span></text:p>
      <text:p text:style-name="P1"/>
      <text:p text:style-name="P1"><text:span text:style-name="T1">- En el servidor, clase SrvMus se declara un array de hilos indexados desde 0 hasta MAX_CLIENTS -1. Cada uno de esos índices es utilizado como identificador del thread (thread_id) que igualmente se utiliza para identificar al cliente. Estos hilos son objetos de la clase AtenderCliente y son lanzados cuando se conecta un cliente al socket.</text:span></text:p>
      <text:p text:style-name="P1">- <text:span text:style-name="T1">Por otro lado en ServerGameState se declara un array de bytes del mismo rango [0..MAX_CLIENTS-1] cuyo índice corresponde al thread_id y cuyo valor corresponde al sitio de la mesa que se le asigna a ese cliente, siendo 0 el norte, 1 el este, 2 el sur y 3 el oeste.</text:span></text:p>
      <text:p text:style-name="P1">- <text:span text:style-name="T1">En ServerGameState se declara otro array adicional con el nombre de usuario. El rango es igualmente [0..MAX_CLIENTS-1] y al igual que antes el índice corresponde al thread_id y el valor es el String que el usuario ha escogido como nombre.</text:span></text:p>
      <text:p text:style-name="P1"/>
      <text:p text:style-name="P1">- <text:span text:style-name="T2">Inicialmente, antes de que un cliente se conecte a la partida, su estado es DISCONNECTED. La clase Controller del cliente es un thread que se encarga de gestionar los cambios en el modelo (ClientGameState) y de gestionar los mensajes que se envían al servidor. Si el cliente consigue contactar con el servidor, el cliente cambia su estado a AWAITING_GAME_STATE y se crea un mensaje para el servidor solicitando el estado de la mesa, que es empaquetado en un trabajo (clase Job) y enviado a la cola de trabajos a través del método postInitial() de la clase Controller.</text:span></text:p>
      <text:p text:style-name="P1"/>
      <text:p text:style-name="P1">-<text:span text:style-name="T3">Una vez que el cliente recibe el estado de la mesa, el Controller modifica su estado a PICKING_SEAT y debería actualizar la vista con los sitios libres (si los hay) con una opción de sentarse en ellos, o los nombres de los jugadores que ya están sentados. La modificación de la vista se hace a través del método updateView de la clase Handler, que es llamado cada vez que Controller procesa un trabajo, puesto que potencialmente tras procesar un trabajo el estado del cliente puede haber cambiado.</text:span></text:p>
      <text:p text:style-name="P1"/>
      <text:p text:style-name="P2">- <text:span text:style-name="T4">Al cliente no le importan los thread_ids, lo que le importa es saber el nombre de quien está sentado en cada mesa. De cara al cliente, el servidor le identifica con el nombre que el usuario ha escogido. Esto de momento es aceptable, pero el ID debería ser modificado para ser algo único y generado por el usuario, por ejemplo una tupla Nombre + MAC address. (</text:span><text:a xlink:type="simple" xlink:href="https://stackoverflow.com/questions/6164167/get-mac-address-on-local-machine-with-java" text:style-name="Internet_20_link" text:visited-style-name="Visited_20_Internet_20_Link"><text:span text:style-name="T4">https://stackoverflow.com/questions/6164167/get-mac-address-on-local-machine-with-java</text:span></text:a><text:span text:style-name="T4">)</text:span></text:p>
      <text:p text:style-name="P2"><text:span text:style-name="T5">De esta forma podemos tener varios usuarios sentados con el mismo nombre.</text:span></text:p>
      <text:p text:style-name="P2"/>
      <text:p text:style-name="P2">-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4-15T14:28:01.515000000</dc:date>
    <meta:editing-duration>P1DT23H27M26S</meta:editing-duration>
    <meta:editing-cycles>7</meta:editing-cycles>
    <meta:document-statistic meta:table-count="0" meta:image-count="0" meta:object-count="0" meta:page-count="1" meta:paragraph-count="9" meta:word-count="420" meta:character-count="2464" meta:non-whitespace-character-count="2052"/>
  </office:meta>
</office:document-meta>
</file>